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L/NO</text:p>
          </table:table-cell>
          <table:table-cell office:value-type="string" calcext:value-type="string">
            <text:p>PIN NO</text:p>
          </table:table-cell>
          <table:table-cell office:value-type="string" calcext:value-type="string">
            <text:p>PIN NAME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1LED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1LED0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M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TRN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DN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RN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GND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CC_CO1.8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EED_IO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EESK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MD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SN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GND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VDD_A1.8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EECS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XP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XM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GND2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XP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TXM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VDD_A3.3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ISET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STN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X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X2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DGND2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VDD_IO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DGND3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VDD_D1.8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D15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D14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SD13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SD12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SD1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D10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SD9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DGND4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VDD_IO2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SD8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SD7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SD6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SD5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SD4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SD3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SD2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VDD_IO3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SD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SD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 style:data-style-name="N2" text:time-value="16:39:10.1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35S</meta:editing-duration>
    <meta:editing-cycles>3</meta:editing-cycles>
    <meta:generator>LibreOffice/5.4.3.2$Windows_X86_64 LibreOffice_project/92a7159f7e4af62137622921e809f8546db437e5</meta:generator>
    <dc:date>2018-01-09T16:46:22.823000000</dc:date>
    <meta:document-statistic meta:table-count="3" meta:cell-count="147" meta:object-count="0"/>
    <meta:user-defined meta:name="Info 1"/>
    <meta:user-defined meta:name="Info 2"/>
    <meta:user-defined meta:name="Info 3"/>
    <meta:user-defined meta:name="Info 4"/>
  </office:meta>
</office:document-meta>
</file>